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D0000008F30D07ECB441D97B1.png" manifest:media-type="image/png"/>
  <manifest:file-entry manifest:full-path="Pictures/100000000000020D0000008FBD3C6F4CB214701D.pdf" manifest:media-type="application/pdf"/>
  <manifest:file-entry manifest:full-path="Pictures/100000000000020D000000434F82C1D5B4A1A1E3.png" manifest:media-type="image/png"/>
  <manifest:file-entry manifest:full-path="Pictures/100000000000020D0000005293F9EA6C40B6D5FE.png" manifest:media-type="image/png"/>
  <manifest:file-entry manifest:full-path="Pictures/100000000000020D00000052615497CE5456F0E3.pdf" manifest:media-type="application/pdf"/>
  <manifest:file-entry manifest:full-path="Pictures/100000000000020D0000005769E3FD7479FDF85C.png" manifest:media-type="image/png"/>
  <manifest:file-entry manifest:full-path="Pictures/100000000000020D00000043D4B4641E8E211E3A.pdf" manifest:media-type="application/pdf"/>
  <manifest:file-entry manifest:full-path="Pictures/100000000000020D000000571366CEB71B958998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3d6a8" officeooo:paragraph-rsid="0013d6a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3d6a8" officeooo:paragraph-rsid="0013d6a8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 réel et objet virtuel</text:p>
      <text:p text:style-name="P1"/>
      <text:p text:style-name="P2"><draw:frame draw:style-name="fr1" draw:name="Image1" text:anchor-type="paragraph" svg:x="-0.095cm" svg:y="0.397cm" svg:width="17.007cm" svg:height="2.17cm" draw:z-index="0"><draw:image xlink:href="Pictures/100000000000020D00000043D4B4641E8E211E3A.pdf" xlink:type="simple" xlink:show="embed" xlink:actuate="onLoad" loext:mime-type="application/pdf"/><draw:image xlink:href="Pictures/100000000000020D000000434F82C1D5B4A1A1E3.png" xlink:type="simple" xlink:show="embed" xlink:actuate="onLoad"/></draw:frame></text:p>
      <text:p text:style-name="P2"/>
      <text:p text:style-name="P2"><draw:frame draw:style-name="fr1" draw:name="Image2" text:anchor-type="paragraph" svg:x="-0.093cm" svg:y="0cm" svg:width="16.97cm" svg:height="2.649cm" draw:z-index="1"><draw:image xlink:href="Pictures/100000000000020D00000052615497CE5456F0E3.pdf" xlink:type="simple" xlink:show="embed" xlink:actuate="onLoad" loext:mime-type="application/pdf"/><draw:image xlink:href="Pictures/100000000000020D0000005293F9EA6C40B6D5FE.png" xlink:type="simple" xlink:show="embed" xlink:actuate="onLoad"/></draw:frame></text:p>
      <text:p text:style-name="P2"/>
      <text:p text:style-name="P2"><draw:frame draw:style-name="fr1" draw:name="Image3" text:anchor-type="paragraph" svg:x="-0.065cm" svg:y="0cm" svg:width="16.875cm" svg:height="2.796cm" draw:z-index="2"><draw:image xlink:href="Pictures/100000000000020D000000571366CEB71B958998.pdf" xlink:type="simple" xlink:show="embed" xlink:actuate="onLoad" loext:mime-type="application/pdf"/><draw:image xlink:href="Pictures/100000000000020D0000005769E3FD7479FDF85C.png" xlink:type="simple" xlink:show="embed" xlink:actuate="onLoad"/></draw:frame></text:p>
      <text:p text:style-name="P2"/>
      <text:p text:style-name="P2"><draw:frame draw:style-name="fr1" draw:name="Image4" text:anchor-type="paragraph" svg:x="-0.019cm" svg:y="0cm" svg:width="16.806cm" svg:height="4.577cm" draw:z-index="3"><draw:image xlink:href="Pictures/100000000000020D0000008FBD3C6F4CB214701D.pdf" xlink:type="simple" xlink:show="embed" xlink:actuate="onLoad" loext:mime-type="application/pdf"/><draw:image xlink:href="Pictures/100000000000020D0000008F30D07ECB441D97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6:47:07.043878781</meta:creation-date>
    <dc:date>2020-08-11T16:50:11.992325690</dc:date>
    <meta:editing-duration>PT3M5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1" meta:paragraph-count="1" meta:word-count="5" meta:character-count="27" meta:non-whitespace-character-count="23"/>
  </office:meta>
</office:document-meta>
</file>